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0.3453in"/>
          <style:tab-stop style:position="6.3256in"/>
        </style:tab-stops>
      </style:paragraph-properties>
      <style:text-properties officeooo:rsid="00029a25" officeooo:paragraph-rsid="00029a25"/>
    </style:style>
    <style:style style:name="P2" style:family="paragraph" style:parent-style-name="Standard">
      <style:paragraph-properties fo:text-align="start" style:justify-single-word="false">
        <style:tab-stops>
          <style:tab-stop style:position="0.3453in"/>
          <style:tab-stop style:position="6.3256in"/>
        </style:tab-stops>
      </style:paragraph-properties>
      <style:text-properties officeooo:paragraph-rsid="00029a25"/>
    </style:style>
    <style:style style:name="P3" style:family="paragraph" style:parent-style-name="Standard">
      <style:paragraph-properties>
        <style:tab-stops>
          <style:tab-stop style:position="0.3453in"/>
          <style:tab-stop style:position="6.3256in"/>
        </style:tab-stops>
      </style:paragraph-properties>
      <style:text-properties officeooo:rsid="00084f7e" officeooo:paragraph-rsid="00084f7e"/>
    </style:style>
    <style:style style:name="P4" style:family="paragraph" style:parent-style-name="Standard">
      <style:paragraph-properties>
        <style:tab-stops>
          <style:tab-stop style:position="0.3453in"/>
          <style:tab-stop style:position="6.3256in"/>
        </style:tab-stops>
      </style:paragraph-properties>
      <style:text-properties style:text-underline-style="none" officeooo:rsid="00029a25" officeooo:paragraph-rsid="00029a25"/>
    </style:style>
    <style:style style:name="T1" style:family="text">
      <style:text-properties officeooo:rsid="00029a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50"/>Le Ramadan <text:s text:c="60"/></text:p>
      <text:p text:style-name="P4"/>
      <text:p text:style-name="P3">nous savons que le moi du Ramadan comence quand la lune est en forme de croissanLe moi du </text:p>
      <text:p text:style-name="P2"><text:span text:style-name="T1"><text:s/>Ramadan consiste à ne pas boire et à ne pas manger pendant tout une journée.Dans le moi du Ramadan il y a la nuie du déstin la nuie du déstin est la nuie la ou le Coran est déssendue.Dans le moie du Ramadan le prophète faisais plus de bone action que dabitude.Jénéralemant les famille cuisine des tradition come:chourba,tajine,brick etc...Aprai le moi du ramadant il y a el aid el aid est une fête qui marque la fin du Ramad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07T20:22:03.635789843</meta:creation-date>
    <dc:date>2021-05-08T08:26:45.434582374</dc:date>
    <meta:editing-duration>PT37M9S</meta:editing-duration>
    <meta:editing-cycles>7</meta:editing-cycles>
    <meta:generator>LibreOffice/6.3.6.2$Linux_X86_64 LibreOffice_project/30$Build-2</meta:generator>
    <meta:document-statistic meta:table-count="0" meta:image-count="0" meta:object-count="0" meta:page-count="1" meta:paragraph-count="3" meta:word-count="99" meta:character-count="642" meta:non-whitespace-character-count="433"/>
  </office:meta>
</office:document-meta>
</file>